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98mm"/>
    </style:style>
    <style:style style:name="co2" style:family="table-column">
      <style:table-column-properties fo:break-before="auto" style:column-width="59.57mm"/>
    </style:style>
    <style:style style:name="co3" style:family="table-column">
      <style:table-column-properties fo:break-before="auto" style:column-width="51.91mm"/>
    </style:style>
    <style:style style:name="co4" style:family="table-column">
      <style:table-column-properties fo:break-before="auto" style:column-width="61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26.14mm"/>
    </style:style>
    <style:style style:name="co7" style:family="table-column">
      <style:table-column-properties fo:break-before="auto" style:column-width="39.21mm"/>
    </style:style>
    <style:style style:name="co8" style:family="table-column">
      <style:table-column-properties fo:break-before="auto" style:column-width="29.03mm"/>
    </style:style>
    <style:style style:name="co9" style:family="table-column">
      <style:table-column-properties fo:break-before="auto" style:column-width="44.2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9.3mm" fo:break-before="auto" style:use-optimal-row-height="false"/>
    </style:style>
    <style:style style:name="ro3" style:family="table-row">
      <style:table-row-properties style:row-height="25.61mm" fo:break-before="auto" style:use-optimal-row-height="false"/>
    </style:style>
    <style:style style:name="ro4" style:family="table-row">
      <style:table-row-properties style:row-height="22.45mm" fo:break-before="auto" style:use-optimal-row-height="false"/>
    </style:style>
    <style:style style:name="ro5" style:family="table-row">
      <style:table-row-properties style:row-height="22.1mm" fo:break-before="auto" style:use-optimal-row-height="false"/>
    </style:style>
    <style:style style:name="ro6" style:family="table-row">
      <style:table-row-properties style:row-height="18.24mm" fo:break-before="auto" style:use-optimal-row-height="false"/>
    </style:style>
    <style:style style:name="ro7" style:family="table-row">
      <style:table-row-properties style:row-height="20.71mm" fo:break-before="auto" style:use-optimal-row-height="false"/>
    </style:style>
    <style:style style:name="ro8" style:family="table-row">
      <style:table-row-properties style:row-height="18.75mm" fo:break-before="auto" style:use-optimal-row-height="false"/>
    </style:style>
    <style:style style:name="ro9" style:family="table-row">
      <style:table-row-properties style:row-height="21.06mm" fo:break-before="auto" style:use-optimal-row-height="false"/>
    </style:style>
    <style:style style:name="ro10" style:family="table-row">
      <style:table-row-properties style:row-height="21.7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mm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3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10"/>
        <table:table-column table:style-name="co4" table:default-cell-style-name="ce7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row table:style-name="ro1">
          <table:table-cell table:style-name="Default"/>
          <table:table-cell table:style-name="ce3" office:value-type="string" calcext:value-type="string">
            <text:p>Piano di test per la funzionalità “Ricerca articoli in base a titolo o tipo oggetto”, black box category-partition</text:p>
          </table:table-cell>
          <table:table-cell table:style-name="ce8" table:number-columns-repeated="2"/>
          <table:table-cell table:style-name="ce11"/>
          <table:table-cell table:style-name="ce13" table:number-columns-repeated="4"/>
          <table:table-cell table:style-name="Default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/>
          <table:table-cell table:style-name="ce1" office:value-type="string" calcext:value-type="string">
            <text:p>Tipo Ricerca</text:p>
          </table:table-cell>
          <table:table-cell table:style-name="ce1" office:value-type="string" calcext:value-type="string">
            <text:p>Quantità Articoli in DB</text:p>
          </table:table-cell>
          <table:table-cell table:style-name="ce1" office:value-type="string" calcext:value-type="string">
            <text:p>Esito Ricerca</text:p>
          </table:table-cell>
          <table:table-cell table:style-name="ce12" office:value-type="string" calcext:value-type="string">
            <text:p>Quantità Oggetti Celesti in DB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ce4" office:value-type="string" calcext:value-type="string">
            <text:p>Per titolo</text:p>
          </table:table-cell>
          <table:table-cell table:style-name="ce4" office:value-type="string" calcext:value-type="string">
            <text:p>0 [ERR] [prop. EMPTY]</text:p>
          </table:table-cell>
          <table:table-cell table:style-name="ce4" office:value-type="string" calcext:value-type="string">
            <text:p>0 elementi</text:p>
          </table:table-cell>
          <table:table-cell table:style-name="ce4" office:value-type="string" calcext:value-type="string">
            <text:p>0 [if EMPTY]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Per tipo di oggetto [prop. OGG]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 elemento</text:p>
          </table:table-cell>
          <table:table-cell table:style-name="ce5" office:value-type="string" calcext:value-type="string">
            <text:p>1 [ if not (OGG and MANY) ]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Né per titolo, né per tipo [SINGLE]</text:p>
          </table:table-cell>
          <table:table-cell table:style-name="ce5" office:value-type="string" calcext:value-type="string">
            <text:p>&gt; 1 [prop. MANY]</text:p>
          </table:table-cell>
          <table:table-cell table:style-name="ce5" office:value-type="string" calcext:value-type="string">
            <text:p>Molti elementi [SINGLE] [if MANY]</text:p>
          </table:table-cell>
          <table:table-cell table:style-name="ce5" office:value-type="string" calcext:value-type="string">
            <text:p>&gt; 1 [if OGG] [if MANY]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ce6" office:value-type="string" calcext:value-type="string">
            <text:p>Entrambi [SINGLE] [prop. OGG]</text:p>
          </table:table-cell>
          <table:table-cell table:style-name="ce9" table:number-columns-repeated="3"/>
          <table:table-cell table:style-name="Default" table:number-columns-repeated="5"/>
        </table:table-row>
        <table:table-row table:style-name="ro1" table:number-rows-repeated="2">
          <table:table-cell table:style-name="Default" table:number-columns-repeated="10"/>
        </table:table-row>
        <table:table-row table:style-name="ro1">
          <table:table-cell table:style-name="ce1" office:value-type="string" calcext:value-type="string">
            <text:p>TC ID</text:p>
          </table:table-cell>
          <table:table-cell table:style-name="ce1" office:value-type="string" calcext:value-type="string">
            <text:p>Descrizione test case</text:p>
          </table:table-cell>
          <table:table-cell table:style-name="ce1" office:value-type="string" calcext:value-type="string">
            <text:p>Classi di equivalenza coperte</text:p>
          </table:table-cell>
          <table:table-cell table:style-name="ce1" office:value-type="string" calcext:value-type="string">
            <text:p>Precondizioni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Output attesi</text:p>
          </table:table-cell>
          <table:table-cell table:style-name="ce1" office:value-type="string" calcext:value-type="string">
            <text:p>Post-condizioni attese</text:p>
          </table:table-cell>
          <table:table-cell table:style-name="ce1" office:value-type="string" calcext:value-type="string">
            <text:p>Output ottenuti</text:p>
          </table:table-cell>
          <table:table-cell table:style-name="ce1" office:value-type="string" calcext:value-type="string">
            <text:p>Post-condizioni ottenute</text:p>
          </table:table-cell>
          <table:table-cell table:style-name="ce1" office:value-type="string" calcext:value-type="string">
            <text:p>Esit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icerca per titolo, un articolo, nessun risultato</text:p>
          </table:table-cell>
          <table:table-cell office:value-type="string" calcext:value-type="string">
            <text:p>Tipo Ricerca: Per titolo <text:s text:c="12"/>Articoli: 1 <text:s text:c="30"/>Oggetti Celesti: 1 <text:s text:c="12"/>Esito: 0 elementi</text:p>
          </table:table-cell>
          <table:table-cell office:value-type="string" calcext:value-type="string">
            <text:p>DB = { ARTICOLO(‘Prova’, 1), OGGETTOCELESTE(1, ‘Pianeta’) }</text:p>
          </table:table-cell>
          <table:table-cell office:value-type="string" calcext:value-type="string">
            <text:p>Ricerca(‘BadInput’, null)</text:p>
          </table:table-cell>
          <table:table-cell office:value-type="string" calcext:value-type="string">
            <text:p>0 risulta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 risulta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icerca per titolo, un articolo, un risultato</text:p>
          </table:table-cell>
          <table:table-cell office:value-type="string" calcext:value-type="string">
            <text:p>Tipo Ricerca: Per titolo <text:s text:c="12"/>Articoli: 1 <text:s text:c="30"/>Oggetti Celesti: 1 <text:s text:c="12"/>Esito: 1 elemento</text:p>
          </table:table-cell>
          <table:table-cell office:value-type="string" calcext:value-type="string">
            <text:p>DB = { ARTICOLO(‘Prova’, 1), OGGETTOCELESTE(1, ‘Pianeta’) }</text:p>
          </table:table-cell>
          <table:table-cell office:value-type="string" calcext:value-type="string">
            <text:p>Ricerca(‘Prova’, null)</text:p>
          </table:table-cell>
          <table:table-cell office:value-type="string" calcext:value-type="string">
            <text:p>1 risultat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 risultat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Ricerca per tipo oggetto, un articolo, nessun risultato</text:p>
          </table:table-cell>
          <table:table-cell office:value-type="string" calcext:value-type="string">
            <text:p>Tipo Ricerca: Per tipo di oggetto <text:s text:c="24"/>Articoli: 1 <text:s text:c="30"/>Oggetti Celesti: 1 <text:s text:c="12"/>Esito: 0 elementi</text:p>
          </table:table-cell>
          <table:table-cell office:value-type="string" calcext:value-type="string">
            <text:p>DB = { ARTICOLO(‘Prova’, 1), OGGETTOCELESTE(1, ‘Pianeta’) }</text:p>
          </table:table-cell>
          <table:table-cell office:value-type="string" calcext:value-type="string">
            <text:p>Ricerca(null, ‘Stella’)</text:p>
          </table:table-cell>
          <table:table-cell office:value-type="string" calcext:value-type="string">
            <text:p>0 risulta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 risulta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Ricerca per tipo oggetto, un articolo, un risultato</text:p>
          </table:table-cell>
          <table:table-cell office:value-type="string" calcext:value-type="string">
            <text:p>Tipo Ricerca: Per tipo di oggetto <text:s text:c="24"/>Articoli: 1 <text:s text:c="30"/>Oggetti Celesti: 1 <text:s text:c="12"/>Esito: 1 elemento</text:p>
          </table:table-cell>
          <table:table-cell office:value-type="string" calcext:value-type="string">
            <text:p>DB = { ARTICOLO(‘Prova’, 1), OGGETTOCELESTE(1, ‘Pianeta’) }</text:p>
          </table:table-cell>
          <table:table-cell office:value-type="string" calcext:value-type="string">
            <text:p>Ricerca(null, ‘Pianeta’)</text:p>
          </table:table-cell>
          <table:table-cell office:value-type="string" calcext:value-type="string">
            <text:p>1 risultat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 risultat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ss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Ricerca per titolo, più articoli, nessun risultato</text:p>
          </table:table-cell>
          <table:table-cell office:value-type="string" calcext:value-type="string">
            <text:p>Tipo Ricerca: Per titolo <text:s text:c="12"/>Articoli: &gt; 1 <text:s text:c="29"/>Oggetti Celesti: 1 <text:s text:c="12"/>Esito: 0 elementi</text:p>
          </table:table-cell>
          <table:table-cell office:value-type="string" calcext:value-type="string">
            <text:p>DB = { ARTICOLO(‘Prova’, 1), ARTICOLO(‘Secondo’, 1), <text:s/>OGGETTOCELESTE(1, ‘Pianeta’) }</text:p>
          </table:table-cell>
          <table:table-cell office:value-type="string" calcext:value-type="string">
            <text:p>Ricerca(‘BadInput’, null)</text:p>
          </table:table-cell>
          <table:table-cell office:value-type="string" calcext:value-type="string">
            <text:p>0 risulta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 risulta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ss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Ricerca per titolo, più articoli, un risultato</text:p>
          </table:table-cell>
          <table:table-cell office:value-type="string" calcext:value-type="string">
            <text:p>Tipo Ricerca: Per titolo <text:s text:c="12"/>Articoli: &gt; 1 <text:s text:c="29"/>Oggetti Celesti: 1 <text:s text:c="12"/>Esito: 1 elemento</text:p>
          </table:table-cell>
          <table:table-cell office:value-type="string" calcext:value-type="string">
            <text:p>DB = { ARTICOLO(‘Prova’, 1), ARTICOLO(‘Secondo’, 1), <text:s/>OGGETTOCELESTE(1, ‘Pianeta’) }</text:p>
          </table:table-cell>
          <table:table-cell office:value-type="string" calcext:value-type="string">
            <text:p>Ricerca(‘con’, null)</text:p>
          </table:table-cell>
          <table:table-cell office:value-type="string" calcext:value-type="string">
            <text:p>1 risultat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 risultat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Ricerca per tipo oggetto, più articoli, più oggetti celesti, nessun risultato</text:p>
          </table:table-cell>
          <table:table-cell office:value-type="string" calcext:value-type="string">
            <text:p>Tipo Ricerca: Per tipo di oggetto <text:s text:c="24"/>Articoli: &gt; 1 <text:s text:c="29"/>Oggetti Celesti: &gt; 1 <text:s text:c="12"/>Esito: 0 elementi</text:p>
          </table:table-cell>
          <table:table-cell office:value-type="string" calcext:value-type="string">
            <text:p>DB = { ARTICOLO(‘Prova’, 1), ARTICOLO(‘Secondo’, 2), <text:s/>OGGETTOCELESTE(1, ‘Pianeta’), OGGETTOCELESTE(2, ‘Stella’) }</text:p>
          </table:table-cell>
          <table:table-cell office:value-type="string" calcext:value-type="string">
            <text:p>Ricerca(null, ‘Galassia’)</text:p>
          </table:table-cell>
          <table:table-cell office:value-type="string" calcext:value-type="string">
            <text:p>0 risulta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 risulta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Ricerca per tipo oggetto, più articoli, più oggetti celesti, un risultato</text:p>
          </table:table-cell>
          <table:table-cell office:value-type="string" calcext:value-type="string">
            <text:p>Tipo Ricerca: Per tipo di oggetto <text:s text:c="24"/>Articoli: &gt; 1 <text:s text:c="29"/>Oggetti Celesti: &gt; 1 <text:s text:c="12"/>Esito: 1 elemento</text:p>
          </table:table-cell>
          <table:table-cell office:value-type="string" calcext:value-type="string">
            <text:p>DB = { ARTICOLO(‘Prova’, 1), ARTICOLO(‘Secondo’, 2), <text:s/>OGGETTOCELESTE(1, ‘Pianeta’), OGGETTOCELESTE(2, ‘Stella’) }</text:p>
          </table:table-cell>
          <table:table-cell office:value-type="string" calcext:value-type="string">
            <text:p>Ricerca(null, ‘Pianeta’)</text:p>
          </table:table-cell>
          <table:table-cell office:value-type="string" calcext:value-type="string">
            <text:p>1 risultat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 risultat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ss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Ricerca per titolo e tipo di oggetto, più articoli, più oggetti celesti, più risultati</text:p>
          </table:table-cell>
          <table:table-cell office:value-type="string" calcext:value-type="string">
            <text:p>Tipo Ricerca: Entrambi <text:s text:c="12"/>Articoli: &gt; 1 <text:s text:c="29"/>Oggetti Celesti: &gt; 1 <text:s text:c="12"/>Esito: molti elementi</text:p>
          </table:table-cell>
          <table:table-cell office:value-type="string" calcext:value-type="string">
            <text:p>DB = { ARTICOLO(‘Prova’, 1), ARTICOLO(‘Secondo’, 2), <text:s/>OGGETTOCELESTE(1, ‘Pianeta’), OGGETTOCELESTE(2, ‘Pianeta’) }</text:p>
          </table:table-cell>
          <table:table-cell office:value-type="string" calcext:value-type="string">
            <text:p>Ricerca(‘o’, ‘Pianeta’)</text:p>
          </table:table-cell>
          <table:table-cell office:value-type="string" calcext:value-type="string">
            <text:p>2 risulta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 risulta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ss</text:p>
          </table:table-cell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string" calcext:value-type="string">
            <text:p>Ricerca per titolo, nessun articolo</text:p>
          </table:table-cell>
          <table:table-cell office:value-type="string" calcext:value-type="string">
            <text:p>Tipo Ricerca: Per titolo <text:s text:c="12"/>Articoli: 0 <text:s text:c="30"/>Oggetti Celesti: 0 <text:s text:c="12"/>Esito: 0 elementi</text:p>
          </table:table-cell>
          <table:table-cell office:value-type="string" calcext:value-type="string">
            <text:p>DB = { }</text:p>
          </table:table-cell>
          <table:table-cell office:value-type="string" calcext:value-type="string">
            <text:p>Ricerca(‘BadInput’, null)</text:p>
          </table:table-cell>
          <table:table-cell office:value-type="string" calcext:value-type="string">
            <text:p>0 risulta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 risultat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ss</text:p>
          </table:table-cell>
        </table:table-row>
        <table:table-row table:style-name="ro10">
          <table:table-cell office:value-type="float" office:value="11" calcext:value-type="float">
            <text:p>11</text:p>
          </table:table-cell>
          <table:table-cell office:value-type="string" calcext:value-type="string">
            <text:p>Ricerca né per titolo né per tipo, un articolo</text:p>
          </table:table-cell>
          <table:table-cell office:value-type="string" calcext:value-type="string">
            <text:p>Tipo Ricerca: Né per titolo né per tipo di oggetto <text:s text:c="12"/>Articoli: 1 <text:s text:c="30"/>Oggetti Celesti: 1 <text:s text:c="12"/>Esito: 1 elemento</text:p>
          </table:table-cell>
          <table:table-cell office:value-type="string" calcext:value-type="string">
            <text:p>DB = { ARTICOLO(‘Prova’, 1), OGGETTOCELESTE(1, ‘Pianeta’)</text:p>
          </table:table-cell>
          <table:table-cell office:value-type="string" calcext:value-type="string">
            <text:p>Ricerca(null, null)</text:p>
          </table:table-cell>
          <table:table-cell office:value-type="string" calcext:value-type="string">
            <text:p>1 risultat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 risultat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/00/0000</text:date>, <text:time style:data-style-name="N2" text:time-value="09:27:17.84975417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0T15:32:47.188049113</meta:creation-date>
    <meta:generator>LibreOffice/6.1.6.3$Linux_X86_64 LibreOffice_project/10$Build-3</meta:generator>
    <dc:date>2020-01-31T09:52:29.182856094</dc:date>
    <meta:editing-duration>PT3H38M50S</meta:editing-duration>
    <meta:editing-cycles>27</meta:editing-cycles>
    <meta:document-statistic meta:table-count="1" meta:cell-count="138" meta:object-count="0"/>
  </office:meta>
</office:document-meta>
</file>